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906cm" fo:min-width="2.55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906cm" fo:min-width="2.19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5.752cm" fo:min-width="6.8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66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4.318cm" svg:height="3.048cm" svg:x="10.922cm" svg:y="9.144cm">
          <text:p text:style-name="P1">Ensemble </text:p>
          <text:p text:style-name="P1">x,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81cm" svg:height="3.048cm" svg:x="4.93cm" svg:y="3.302cm">
          <text:p text:style-name="P1">Wx: </text:p>
          <text:p text:style-name="P1">Bsol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81cm" svg:height="3.048cm" svg:x="18.031cm" svg:y="3.302cm">
          <text:p text:style-name="P1">Wx: </text:p>
          <text:p text:style-name="P1">Bsol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81cm" svg:height="3.048cm" svg:x="4.93cm" svg:y="13.903cm">
          <text:p text:style-name="P1">Wy: </text:p>
          <text:p text:style-name="P1">Bsol#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81cm" svg:height="3.048cm" svg:x="18.031cm" svg:y="13.503cm">
          <text:p text:style-name="P1">Wy: </text:p>
          <text:p text:style-name="P1">Bsol#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366cm" svg:height="16.002cm" svg:x="2.948cm" svg:y="1.77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5cm" svg:height="0.962cm" svg:x="3.71cm" svg:y="0.816cm">
          <draw:text-box>
            <text:p>FWD</text:p>
          </draw:text-box>
        </draw:frame>
        <draw:custom-shape draw:style-name="gr3" draw:text-style-name="P1" draw:layer="layout" svg:width="7.366cm" svg:height="16.002cm" svg:x="16.348cm" svg:y="1.7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806cm" svg:height="0.962cm" svg:x="17.11cm" svg:y="0.817cm">
          <draw:text-box>
            <text:p>REV</text:p>
          </draw:text-box>
        </draw:frame>
        <draw:connector draw:style-name="gr5" draw:text-style-name="P1" draw:layer="layout" draw:type="line" svg:x1="11.554cm" svg:y1="9.59cm" svg:x2="8.182cm" svg:y2="5.904cm" draw:start-shape="id1" draw:start-glue-point="5" draw:end-shape="id2" draw:end-glue-point="9" svg:d="M11554 9590l-3372-3686" svg:viewBox="0 0 3373 3687">
          <text:p/>
        </draw:connector>
        <draw:connector draw:style-name="gr5" draw:text-style-name="P1" draw:layer="layout" draw:type="line" svg:x1="11.554cm" svg:y1="11.746cm" svg:x2="8.182cm" svg:y2="14.349cm" draw:start-shape="id1" draw:start-glue-point="7" draw:end-shape="id3" draw:end-glue-point="11" svg:d="M11554 11746l-3372 2603" svg:viewBox="0 0 3373 2604">
          <text:p/>
        </draw:connector>
        <draw:connector draw:style-name="gr5" draw:text-style-name="P1" draw:layer="layout" draw:type="line" svg:x1="14.608cm" svg:y1="9.59cm" svg:x2="18.589cm" svg:y2="5.904cm" draw:start-shape="id1" draw:start-glue-point="11" draw:end-shape="id4" draw:end-glue-point="7" svg:d="M14608 9590l3981-3686" svg:viewBox="0 0 3982 3687">
          <text:p/>
        </draw:connector>
        <draw:connector draw:style-name="gr5" draw:text-style-name="P1" draw:layer="layout" draw:type="line" svg:x1="14.608cm" svg:y1="11.746cm" svg:x2="18.589cm" svg:y2="13.949cm" draw:start-shape="id1" draw:start-glue-point="9" draw:end-shape="id5" draw:end-glue-point="5" svg:d="M14608 11746l3981 2203" svg:viewBox="0 0 3982 2204">
          <text:p/>
        </draw:connector>
        <draw:connector draw:style-name="gr6" draw:text-style-name="P1" draw:layer="layout" draw:type="line" svg:x1="6.835cm" svg:y1="6.35cm" svg:x2="6.835cm" svg:y2="13.903cm" draw:start-shape="id2" draw:start-glue-point="8" draw:end-shape="id3" draw:end-glue-point="4" svg:d="M6835 6350v7553" svg:viewBox="0 0 1 7554">
          <text:p/>
        </draw:connector>
        <draw:connector draw:style-name="gr6" draw:text-style-name="P1" draw:layer="layout" draw:type="line" svg:x1="19.936cm" svg:y1="6.35cm" svg:x2="19.936cm" svg:y2="13.503cm" draw:start-shape="id4" draw:start-glue-point="8" draw:end-shape="id5" svg:d="M19936 6350v7153" svg:viewBox="0 0 1 7154">
          <text:p/>
        </draw:connector>
        <draw:frame draw:style-name="gr7" draw:layer="layout" svg:width="4.735cm" svg:height="1.216cm" svg:x="4.907cm" svg:y="10.202cm">
          <draw:text-box>
            <text:p>[(Wx, Wy)](x,d)</text:p>
          </draw:text-box>
        </draw:frame>
        <draw:frame draw:style-name="gr7" draw:layer="layout" svg:width="4.735cm" svg:height="1.216cm" svg:x="18.108cm" svg:y="10.202cm">
          <draw:text-box>
            <text:p>[(Wx, Wy)](x,d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12T11:21:08.832581959</meta:creation-date>
    <dc:date>2017-07-12T11:29:09.807277283</dc:date>
    <dc:creator>Alex Aksentyev</dc:creator>
    <meta:editing-duration>PT8M1S</meta:editing-duration>
    <meta:editing-cycles>1</meta:editing-cycles>
    <meta:document-statistic meta:object-count="40"/>
    <meta:generator>LibreOffice/4.3.3.2$Linux_X86_64 LibreOffice_project/430m0$Build-2</meta:generator>
  </office:meta>
</office:document-meta>
</file>